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4862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2.4874in"/>
    </style:style>
    <style:style style:name="co14" style:family="table-column">
      <style:table-column-properties fo:break-before="auto" style:column-width="0.7638in"/>
    </style:style>
    <style:style style:name="co15" style:family="table-column">
      <style:table-column-properties fo:break-before="auto" style:column-width="3.2138in"/>
    </style:style>
    <style:style style:name="co16" style:family="table-column">
      <style:table-column-properties fo:break-before="auto" style:column-width="0.3189in"/>
    </style:style>
    <style:style style:name="co17" style:family="table-column">
      <style:table-column-properties fo:break-before="auto" style:column-width="2.1953in"/>
    </style:style>
    <style:style style:name="co18" style:family="table-column">
      <style:table-column-properties fo:break-before="auto" style:column-width="0.4193in"/>
    </style:style>
    <style:style style:name="co19" style:family="table-column">
      <style:table-column-properties fo:break-before="auto" style:column-width="1.0409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3.7898in"/>
    </style:style>
    <style:style style:name="co23" style:family="table-column">
      <style:table-column-properties fo:break-before="auto" style:column-width="1.6134in"/>
    </style:style>
    <style:style style:name="co24" style:family="table-column">
      <style:table-column-properties fo:break-before="auto" style:column-width="1.372in"/>
    </style:style>
    <style:style style:name="co25" style:family="table-column">
      <style:table-column-properties fo:break-before="auto" style:column-width="13.2398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1217in"/>
    </style:style>
    <style:style style:name="co28" style:family="table-column">
      <style:table-column-properties fo:break-before="auto" style:column-width="0.8201in"/>
    </style:style>
    <style:style style:name="co29" style:family="table-column">
      <style:table-column-properties fo:break-before="auto" style:column-width="1.0717in"/>
    </style:style>
    <style:style style:name="co30" style:family="table-column">
      <style:table-column-properties fo:break-before="auto" style:column-width="8.2543in"/>
    </style:style>
    <style:style style:name="co31" style:family="table-column">
      <style:table-column-properties fo:break-before="auto" style:column-width="3.2083in"/>
    </style:style>
    <style:style style:name="co32" style:family="table-column">
      <style:table-column-properties fo:break-before="auto" style:column-width="4.261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1.5028in"/>
    </style:style>
    <style:style style:name="co35" style:family="table-column">
      <style:table-column-properties fo:break-before="auto" style:column-width="8.8555in"/>
    </style:style>
    <style:style style:name="co36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PageStyle_5f_IO_20_SELECT_20_PCA">
      <style:table-properties table:display="true" style:writing-mode="lr-tb"/>
    </style:style>
    <style:style style:name="ta10" style:family="table" style:master-page-name="PageStyle_5f_MCU_20_PCA">
      <style:table-properties table:display="true" style:writing-mode="lr-tb"/>
    </style:style>
    <style:style style:name="ta11" style:family="table" style:master-page-name="PageStyle_5f_FRONT_20_PANEL_20_SELECT_20_PCA">
      <style:table-properties table:display="true" style:writing-mode="lr-tb"/>
    </style:style>
    <style:style style:name="ta12" style:family="table" style:master-page-name="PageStyle_5f_ENCODER_20_PCA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59" table:default-cell-style-name="ce5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E$1:$'MAIN ASSEMBLY'.E$1048576])" office:value-type="float" office:value="105.344" calcext:value-type="float">
            <text:p><text:s/>$105.34 </text:p>
          </table:table-cell>
          <table:table-cell table:style-name="ce7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CHEMATIC ENTRY</text:p>
          </table:table-cell>
          <table:table-cell table:style-name="ce2" office:value-type="string" calcext:value-type="string">
            <text:p>PARTS SOURCING</text:p>
          </table:table-cell>
          <table:table-cell table:style-name="ce2" office:value-type="string" calcext:value-type="string">
            <text:p>MECHANICAL / PCB LAYOUT</text:p>
          </table:table-cell>
          <table:table-cell table:style-name="ce2" office:value-type="string" calcext:value-type="string">
            <text:p>CODE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CHASSIS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BLES</text:p>
          </table:table-cell>
          <table:table-cell table:style-name="ce8" table:number-columns-repeated="3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5V PWR PCA</text:p>
          </table:table-cell>
          <table:table-cell table:style-name="ce8" table:number-columns-repeated="3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V PWR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O PCA</text:p>
          </table:table-cell>
          <table:table-cell table:number-columns-repeated="2" table:style-name="ce8" office:value-type="string" calcext:value-type="string">
            <text:p>PRELIMINARY</text:p>
          </table:table-cell>
          <table:table-cell table:style-name="ce8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IO SELECT PCA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PRELIMIN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U PCA</text:p>
          </table:table-cell>
          <table:table-cell table:style-name="ce8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FRONT PANEL SELECT PCA</text:p>
          </table:table-cell>
          <table:table-cell table:style-name="ce8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ENCODER PCA</text:p>
          </table:table-cell>
          <table:table-cell table:style-name="ce8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FINAL ASSEMBLY HARDWARE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OB</text:p>
          </table:table-cell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 SWITCH</text:p>
          </table:table-cell>
          <table:table-cell table:style-name="ce8" office:value-type="string" calcext:value-type="string">
            <text:p>PRELIMINARY</text:p>
          </table:table-cell>
          <table:table-cell table:style-name="ce8" table:number-columns-repeated="2"/>
          <table:table-cell table:style-name="ce8" office:value-type="string" calcext:value-type="string">
            <text:p>N/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OT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59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IN ASSEMBLY" table:style-name="ta2"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E$1:$CHASSIS.E$1048576])" office:value-type="float" office:value="0" calcext:value-type="float">
            <text:p><text:s/>$- </text:p>
          </table:table-cell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E$1:$CABLES.E$1048576])" office:value-type="float" office:value="0" calcext:value-type="float">
            <text:p><text:s/>$- </text:p>
          </table:table-cell>
          <table:table-cell table:formula="of:=[.D3]*[.C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E$1:$'AC PCA'.E$1048576])" office:value-type="float" office:value="1.44" calcext:value-type="float">
            <text:p><text:s/>$1.44 </text:p>
          </table:table-cell>
          <table:table-cell table:formula="of:=[.D4]*[.C4]" office:value-type="float" office:value="1.44" calcext:value-type="float">
            <text:p><text:s/>$1.44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E$1:$'5V PWR PCA'.E$1048576])" office:value-type="float" office:value="0" calcext:value-type="float">
            <text:p><text:s/>$- </text:p>
          </table:table-cell>
          <table:table-cell table:formula="of:=[.D5]*[.C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E$1:$'15V PWR PCA'.E$1048576])" office:value-type="float" office:value="0" calcext:value-type="float">
            <text:p><text:s/>$- </text:p>
          </table:table-cell>
          <table:table-cell table:formula="of:=[.D6]*[.C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IO PCA</text:p>
          </table:table-cell>
          <table:table-cell office:value-type="float" office:value="1" calcext:value-type="float">
            <text:p>1</text:p>
          </table:table-cell>
          <table:table-cell table:formula="of:=SUM([$'IO PCA'.E$1:$'IO PCA'.E$1048576])" office:value-type="float" office:value="75.26" calcext:value-type="float">
            <text:p><text:s/>$75.26 </text:p>
          </table:table-cell>
          <table:table-cell table:formula="of:=[.D7]*[.C7]" office:value-type="float" office:value="75.26" calcext:value-type="float">
            <text:p><text:s/>$75.26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E$1:$'IO SELECT PCA'.E$1048576])" office:value-type="float" office:value="0" calcext:value-type="float">
            <text:p><text:s/>$- </text:p>
          </table:table-cell>
          <table:table-cell table:formula="of:=[.D8]*[.C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E$1:$'MCU PCA'.E$1048576])" office:value-type="float" office:value="6.525" calcext:value-type="float">
            <text:p><text:s/>$6.53 </text:p>
          </table:table-cell>
          <table:table-cell table:formula="of:=[.D9]*[.C9]" office:value-type="float" office:value="6.525" calcext:value-type="float">
            <text:p><text:s/>$6.53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E$1:$'FRONT PANEL SELECT PCA'.E$1048576])" office:value-type="float" office:value="16.124" calcext:value-type="float">
            <text:p><text:s/>$16.12 </text:p>
          </table:table-cell>
          <table:table-cell table:formula="of:=[.D10]*[.C10]" office:value-type="float" office:value="16.124" calcext:value-type="float">
            <text:p><text:s/>$16.12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E$1:$'ENCODER PCA'.E$1048576])" office:value-type="float" office:value="2.9975" calcext:value-type="float">
            <text:p><text:s/>$3.00 </text:p>
          </table:table-cell>
          <table:table-cell table:formula="of:=[.D11]*[.C11]" office:value-type="float" office:value="5.995" calcext:value-type="float">
            <text:p><text:s/>$6.0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2]*[.C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3]*[.C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]*[.C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]*[.C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SSIS" table:style-name="ta3"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BLES" table:style-name="ta4"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6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C PCA" table:style-name="ta5">
        <office:forms form:automatic-focus="false" form:apply-design-mode="false"/>
        <table:table-column table:style-name="co6" table:default-cell-style-name="ce5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4" table:default-cell-style-name="ce5"/>
        <table:table-column table:style-name="co5" table:default-cell-style-name="ce5"/>
        <table:table-column table:style-name="co10" table:default-cell-style-name="ce5"/>
        <table:table-column table:style-name="co15" table:default-cell-style-name="ce5"/>
        <table:table-column table:style-name="co5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office:value-type="string" calcext:value-type="string">
            <text:p>P1</text:p>
          </table:table-cell>
          <table:table-cell table:number-columns-repeated="58"/>
        </table:table-row>
        <table:table-row table:style-name="ro1">
          <table:table-cell table:number-columns-repeated="4"/>
          <table:table-cell table:formula="of:=[.D3]*[.C3]" office:value-type="float" office:value="0" calcext:value-type="float">
            <text:p><text:s/>$- </text:p>
          </table:table-cell>
          <table:table-cell office:value-type="string" calcext:value-type="string">
            <text:p>C1</text:p>
          </table:table-cell>
          <table:table-cell table:number-columns-repeated="58"/>
        </table:table-row>
        <table:table-row table:style-name="ro1">
          <table:table-cell table:number-columns-repeated="4"/>
          <table:table-cell table:formula="of:=[.D4]*[.C4]" office:value-type="float" office:value="0" calcext:value-type="float">
            <text:p><text:s/>$- </text:p>
          </table:table-cell>
          <table:table-cell office:value-type="string" calcext:value-type="string">
            <text:p>R1</text:p>
          </table:table-cell>
          <table:table-cell table:number-columns-repeated="58"/>
        </table:table-row>
        <table:table-row table:style-name="ro1">
          <table:table-cell table:number-columns-repeated="4"/>
          <table:table-cell table:formula="of:=[.D5]*[.C5]" office:value-type="float" office:value="0" calcext:value-type="float">
            <text:p><text:s/>$- </text:p>
          </table:table-cell>
          <table:table-cell office:value-type="string" calcext:value-type="string">
            <text:p>F1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TERM BLK 2POS TOP ENTRY 5MM PCB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D6]*[.C6]" office:value-type="float" office:value="1.44" calcext:value-type="float">
            <text:p><text:s/>$1.44 </text:p>
          </table:table-cell>
          <table:table-cell office:value-type="string" calcext:value-type="string">
            <text:p>J2, J3, J4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277-1592-ND</text:p>
          </table:table-cell>
          <table:table-cell table:style-name="ce11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5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V PWR PCA" table:style-name="ta6"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4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5V PWR PCA" table:style-name="ta7"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4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O PCA" table:style-name="ta8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7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number-columns-repeated="54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D2]*[.C2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These are most likely knockoffs and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D3]*[.C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These are most likely knockoffs and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XLR FEMALE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<text:s/>$0.92 </text:p>
          </table:table-cell>
          <table:table-cell table:formula="of:=[.D4]*[.C4]" office:value-type="float" office:value="1.84" calcext:value-type="float">
            <text:p><text:s/>$1.84 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68-NC3FAAV-1 </text:p>
          </table:table-cell>
          <table:table-cell office:value-type="string" calcext:value-type="string">
            <text:p>https://www.mouser.com/ProductDetail/Neutrik/NC3FAAV1?qs=sGAEpiMZZMv0W4pxf2HiV%252Bb1wOKdn1J5TSLePT2Zr6I%3D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XLR MALE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<text:s/>$0.77 </text:p>
          </table:table-cell>
          <table:table-cell table:formula="of:=[.D5]*[.C5]" office:value-type="float" office:value="1.54" calcext:value-type="float">
            <text:p><text:s/>$1.54 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68-NC3MAAV-1 </text:p>
          </table:table-cell>
          <table:table-cell office:value-type="string" calcext:value-type="string">
            <text:p>https://www.mouser.com/ProductDetail/Neutrik/NC3MAAV-1?qs=3hqMSz60ubQNQZ6GY809OQ%3D%3D</text:p>
          </table:table-cell>
          <table:table-cell table:number-columns-repeated="54"/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7]*[.C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8]*[.C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9]*[.C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2]*[.C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1]*[.C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O SELECT PCA" table:style-name="ta9">
        <table:table-column table:style-name="co6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4" table:default-cell-style-name="ce5"/>
        <table:table-column table:style-name="co5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CU PCA" table:style-name="ta10">
        <table:table-column table:style-name="co16" table:default-cell-style-name="ce5"/>
        <table:table-column table:style-name="co27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7"/>
        <table:table-column table:style-name="co21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26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D2]*[.C2]" office:value-type="float" office:value="6.525" calcext:value-type="float">
            <text:p><text:s/>$6.53 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55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ONT PANEL SELECT PCA" table:style-name="ta11">
        <office:forms form:automatic-focus="false" form:apply-design-mode="false"/>
        <table:table-column table:style-name="co16" table:default-cell-style-name="ce5"/>
        <table:table-column table:style-name="co31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7"/>
        <table:table-column table:style-name="co21" table:default-cell-style-name="ce5"/>
        <table:table-column table:style-name="co32" table:default-cell-style-name="ce5"/>
        <table:table-column table:style-name="co28" table:default-cell-style-name="ce5"/>
        <table:table-column table:style-name="co33" table:default-cell-style-name="ce5"/>
        <table:table-column table:style-name="co30" table:default-cell-style-name="ce5"/>
        <table:table-column table:style-name="co26" table:number-columns-repeated="54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D2]*[.C2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D3]*[.C3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D4]*[.C4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"/>
          <table:table-cell table:formula="of:=[.D5]*[.C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6]*[.C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7]*[.C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8]*[.C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9]*[.C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2]*[.C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1]*[.C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6]*[.C2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7]*[.C2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8]*[.C2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29]*[.C2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0]*[.C3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1]*[.C3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2]*[.C3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3]*[.C3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4]*[.C3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5]*[.C3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6]*[.C3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7]*[.C3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8]*[.C3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39]*[.C3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D40]*[.C4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CODER PCA" table:style-name="ta12">
        <table:table-column table:style-name="co6" table:default-cell-style-name="ce5"/>
        <table:table-column table:style-name="co34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4" table:default-cell-style-name="ce5"/>
        <table:table-column table:style-name="co5" table:default-cell-style-name="ce5"/>
        <table:table-column table:style-name="co10" table:default-cell-style-name="ce5"/>
        <table:table-column table:style-name="co35" table:default-cell-style-name="ce5"/>
        <table:table-column table:style-name="co5" table:number-columns-repeated="55" table:default-cell-style-name="ce5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D2]*[.C2]" office:value-type="float" office:value="2.9975" calcext:value-type="float">
            <text:p><text:s/>$3.00 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55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NOBS" table:style-name="ta13">
        <table:table-column table:style-name="co36" table:default-cell-style-name="ce5"/>
        <table:table-column table:style-name="co26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E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1:03:34.7961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1-23T21:40:03.237367038</dc:date>
    <meta:editing-duration>PT46M50S</meta:editing-duration>
    <meta:generator>LibreOffice/6.3.4.2$MacOSX_X86_64 LibreOffice_project/60da17e045e08f1793c57c00ba83cdfce946d0aa</meta:generator>
    <meta:editing-cycles>7</meta:editing-cycles>
    <meta:document-statistic meta:table-count="13" meta:cell-count="336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